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974cm" fo:min-width="27.3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91cm" fo:min-width="26.3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39cm" fo:min-width="11.1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8" style:family="graphic" style:parent-style-name="objectwithoutfill">
      <style:graphic-properties draw:stroke="dash" draw:stroke-dash="Dashed_20__28_var_29_" svg:stroke-width="0.152cm" draw:marker-start-width="0.66cm" draw:marker-end-width="0.66cm" draw:fill="none" draw:fill-color="#cccccc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text-properties style:font-name="Courier2"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style:font-name="Courier2" fo:font-size="14pt" style:font-size-asian="18pt" style:font-size-complex="18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style:font-name="Courier2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879cm" svg:height="14.224cm" svg:x="0.615cm" svg:y="1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436cm" svg:height="2.503cm" svg:x="1.122cm" svg:y="1.414cm">
          <draw:text-box>
            <text:p><text:span text:style-name="T1">StatusCode error_code_; <text:s text:c="6"/>// canonical error code</text:span></text:p>
            <text:p><text:span text:style-name="T1">string error_message_;</text:span></text:p>
            <text:p><text:span text:style-name="T1">string binary_error_details_; // serialized google.rpc.Status</text:span></text:p>
          </draw:text-box>
        </draw:frame>
        <draw:custom-shape draw:style-name="gr3" draw:text-style-name="P1" draw:layer="layout" svg:width="26.863cm" svg:height="10.16cm" svg:x="1.123cm" svg:y="4.20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922cm" svg:height="0.846cm" svg:x="1.015cm" svg:y="3.438cm">
          <draw:text-box>
            <text:p><text:span text:style-name="T2">google.rpc.Status</text:span></text:p>
          </draw:text-box>
        </draw:frame>
        <draw:frame draw:style-name="gr5" draw:text-style-name="P2" draw:layer="layout" svg:width="16.256cm" svg:height="1.983cm" svg:x="1.376cm" svg:y="4.718cm">
          <draw:text-box>
            <text:p><text:span text:style-name="T1">int32 error_code; <text:s text:c="4"/>// canonical error code</text:span></text:p>
            <text:p><text:span text:style-name="T1">string message;</text:span></text:p>
            <text:p><text:span text:style-name="T1">repeated </text:span><text:span text:style-name="T3">Any</text:span><text:span text:style-name="T1"> details; // P4Error</text:span></text:p>
          </draw:text-box>
        </draw:frame>
        <draw:custom-shape draw:style-name="gr6" draw:text-style-name="P1" draw:layer="layout" svg:width="11.623cm" svg:height="5.589cm" svg:x="1.631cm" svg:y="8.04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214cm" svg:height="3.441cm" svg:x="1.785cm" svg:y="8.303cm">
          <draw:text-box>
            <text:p><text:span text:style-name="T1">int32 canonical_code</text:span></text:p>
            <text:p><text:span text:style-name="T1">string message;</text:span></text:p>
            <text:p><text:span text:style-name="T1">string space;</text:span></text:p>
            <text:p><text:span text:style-name="T1">int32 code; <text:s/>// vendor-specific code</text:span></text:p>
            <text:p><text:span text:style-name="T3">Any</text:span><text:span text:style-name="T1"> details; // reserved</text:span></text:p>
          </draw:text-box>
        </draw:frame>
        <draw:line draw:style-name="gr8" draw:text-style-name="P4" draw:layer="layout" svg:x1="26.306cm" svg:y1="10.489cm" svg:x2="27.576cm" svg:y2="10.489cm">
          <text:p/>
        </draw:line>
        <draw:frame draw:style-name="gr4" draw:text-style-name="P3" draw:layer="layout" svg:width="3.048cm" svg:height="0.846cm" svg:x="4.932cm" svg:y="7.256cm">
          <draw:text-box>
            <text:p><text:span text:style-name="T2">p4.Error</text:span></text:p>
          </draw:text-box>
        </draw:frame>
        <draw:frame draw:style-name="gr4" draw:text-style-name="P3" draw:layer="layout" svg:width="3.048cm" svg:height="0.846cm" svg:x="17.032cm" svg:y="7.256cm">
          <draw:text-box>
            <text:p><text:span text:style-name="T2">p4.Error</text:span></text:p>
          </draw:text-box>
        </draw:frame>
        <draw:line draw:style-name="gr9" draw:text-style-name="P4" draw:layer="layout" svg:x1="3.663cm" svg:y1="8.05cm" svg:x2="6.396cm" svg:y2="6.604cm">
          <text:p/>
        </draw:line>
        <draw:line draw:style-name="gr9" draw:text-style-name="P4" draw:layer="layout" svg:x1="15.432cm" svg:y1="8.058cm" svg:x2="6.904cm" svg:y2="6.604cm">
          <text:p/>
        </draw:line>
        <draw:custom-shape draw:style-name="gr6" draw:text-style-name="P1" draw:layer="layout" svg:width="11.623cm" svg:height="5.589cm" svg:x="14.076cm" svg:y="8.0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1.214cm" svg:height="3.441cm" svg:x="14.23cm" svg:y="8.275cm">
          <draw:text-box>
            <text:p><text:span text:style-name="T1">int32 canonical_code</text:span></text:p>
            <text:p><text:span text:style-name="T1">string message;</text:span></text:p>
            <text:p><text:span text:style-name="T1">string space;</text:span></text:p>
            <text:p><text:span text:style-name="T1">int32 code; <text:s/>// vendor-specific code</text:span></text:p>
            <text:p><text:span text:style-name="T3">Any</text:span><text:span text:style-name="T1"> details; // reserved</text:span></text:p>
          </draw:text-box>
        </draw:frame>
        <draw:frame draw:style-name="gr10" draw:text-style-name="P5" draw:layer="layout" svg:width="1.27cm" svg:height="0.962cm" svg:x="28.494cm" svg:y="15.384cm">
          <draw:text-box>
            <text:p><text:s/></text:p>
          </draw:text-box>
        </draw:frame>
        <draw:frame draw:style-name="gr4" draw:text-style-name="P3" draw:layer="layout" svg:width="10.922cm" svg:height="0.846cm" svg:x="1.015cm" svg:y="0.438cm">
          <draw:text-box>
            <text:p><text:span text:style-name="T2">grpc::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59:36.512244935</meta:creation-date>
    <dc:date>2018-10-15T11:28:03.264837442</dc:date>
    <meta:editing-duration>PT7M1S</meta:editing-duration>
    <meta:editing-cycles>5</meta:editing-cycles>
    <meta:generator>LibreOffice/5.1.6.2$Linux_X86_64 LibreOffice_project/10m0$Build-2</meta:generator>
    <meta:document-statistic meta:object-count="16"/>
  </office:meta>
</office:document-meta>
</file>